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list-style-name="L3"/>
    <style:style style:name="P4" style:family="paragraph" style:parent-style-name="Standard" style:list-style-name="L4"/>
    <style:style style:name="P5" style:family="paragraph" style:parent-style-name="Standard" style:list-style-name="L5"/>
    <style:style style:name="P6" style:family="paragraph" style:parent-style-name="Standard">
      <style:text-properties officeooo:paragraph-rsid="00399845"/>
    </style:style>
    <style:style style:name="P7" style:family="paragraph" style:parent-style-name="Standard">
      <style:text-properties officeooo:paragraph-rsid="00423924"/>
    </style:style>
    <style:style style:name="P8" style:family="paragraph" style:parent-style-name="Standard">
      <style:paragraph-properties fo:break-before="page"/>
      <style:text-properties fo:font-weight="bold" style:font-weight-asian="bold" style:font-weight-complex="bold"/>
    </style:style>
    <style:style style:name="P9" style:family="paragraph" style:parent-style-name="Standard">
      <style:text-properties fo:font-weight="bold" style:font-weight-asian="bold" style:font-weight-complex="bold"/>
    </style:style>
    <style:style style:name="P10" style:family="paragraph" style:parent-style-name="Standard">
      <style:paragraph-properties fo:break-before="page"/>
      <style:text-properties fo:font-weight="bold" officeooo:paragraph-rsid="00399845" style:font-weight-asian="bold" style:font-weight-complex="bold"/>
    </style:style>
    <style:style style:name="P11" style:family="paragraph" style:parent-style-name="Standard">
      <style:paragraph-properties fo:break-before="page"/>
      <style:text-properties fo:font-weight="bold" officeooo:paragraph-rsid="00423924" style:font-weight-asian="bold" style:font-weight-complex="bold"/>
    </style:style>
    <style:style style:name="P12" style:family="paragraph" style:parent-style-name="Standard">
      <style:paragraph-properties fo:break-before="page"/>
      <style:text-properties fo:font-weight="bold" officeooo:rsid="0040fd3e" officeooo:paragraph-rsid="0040fd3e" style:font-weight-asian="bold" style:font-weight-complex="bold"/>
    </style:style>
    <style:style style:name="T1" style:family="text">
      <style:text-properties officeooo:rsid="0040fd3e"/>
    </style:style>
    <style:style style:name="T2" style:family="text">
      <style:text-properties fo:font-weight="bold" style:font-weight-asian="bold" style:font-weight-complex="bold"/>
    </style:style>
    <style:style style:name="T3" style:family="text">
      <style:text-properties officeooo:rsid="0045a578"/>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A TECHNICAL REPORT</text:p>
      <text:p text:style-name="Standard">ON</text:p>
      <text:p text:style-name="Standard">STUDENT INDUSTRIAL WORK EXPERIENCE (SIWES)</text:p>
      <text:p text:style-name="Standard">TRAINING PROGRAMME</text:p>
      <text:p text:style-name="Standard">AT</text:p>
      <text:p text:style-name="Standard">{Chevron Logo}</text:p>
      <text:p text:style-name="Standard">CHEVRON NIGERIA LIMITED,</text:p>
      <text:p text:style-name="Standard">2 Chevron Drive, Lekki Peninsula,</text:p>
      <text:p text:style-name="Standard">Lagos, Nigeria</text:p>
      <text:p text:style-name="Standard">SUBMITTED IN PARTIAL FULFILLMENT OF THE REQUIREMENTS FOR THE AWARD OF</text:p>
      <text:p text:style-name="Standard">DEGREE OF BACHELOR OF SCIENCE (B.Sc.) IN COMPUTER ENGINEERING</text:p>
      <text:p text:style-name="Standard">{Unilag Logo}</text:p>
      <text:p text:style-name="Standard">SUBMITTED BY</text:p>
      <text:p text:style-name="Standard">UDE, CHIDERAA EBENEZER</text:p>
      <text:p text:style-name="Standard">170408017</text:p>
      <text:p text:style-name="Standard">SUBMITTED TO</text:p>
      <text:p text:style-name="Standard">DEPARTMENT OF ELECTRICAL AND ELECTRONICS ENGINEERING,</text:p>
      <text:p text:style-name="Standard">UNIVERSITY OF LAGOS, AKOKA</text:p>
      <text:p text:style-name="P6">(FEBRUARY – JULY, 2023)</text:p>
      <text:p text:style-name="P10">CERTIFICATION</text:p>
      <text:p text:style-name="Standard">This is to certify that UDE, CHIDERAA EBENEZER, a student of the department of ELECTRICAL/ELECTRONICS ENGINEERING, University of Lagos, with matriculation number 170408017, had his 24 weeks of Industrial Training (IT) with CHEVRON NIGERIA LIMITED (CNL) at 2 Chevron Drive, Lekki Peninsula, Lagos, Nigeria.</text:p>
      <text:p text:style-name="Standard">UDE, Chideraa Ebenezer</text:p>
      <text:p text:style-name="Standard">(Student)</text:p>
      <text:p text:style-name="Standard">Mr. Chukwudi Chukwurah</text:p>
      <text:p text:style-name="Standard">(Industry-based Supervisor)</text:p>
      <text:p text:style-name="Standard">Engr. A. E. Ibhaze</text:p>
      <text:p text:style-name="P6">(Institution-based Supervisor)</text:p>
      <text:p text:style-name="P8">DEDICATION</text:p>
      <text:p text:style-name="Standard">This report is dedicated to my friend Arthur. I could never have made it through those six months withouth him.</text:p>
      <text:p text:style-name="P8">ACKNOWLEDGEMENT</text:p>
      <text:p text:style-name="Standard">Let me begin by thanking the God and Father of our Lord Jesus Christ for preserving my life during the entire SIWES program. Those six months were demanding in every respect, but He never left me at any time.</text:p>
      <text:p text:style-name="Standard">I could not have undertaken this journey without the oversight of the Central Industrial Liaison and Placement Unit (CILPU), University of Lagos. I am also deeply indebted to Mr. Chukwudi Chukwurah and the entire Workforce Enablement team at Chevron Nigeria Limited (CNL). They provided me the necessary resources for a holistic learning experience.</text:p>
      <text:p text:style-name="Standard">Special thanks to Engr. M. Odekunle, my SIWES coordinator, and Engr. A. E. Ibhaze, my course adviser and institution-based supervisor. They never ceased to give timely feedback every step of the way. I am also grateful to Arthur, Daniel and Mariam – fellow interns at CNL’s IT Department – whose sweet spirit kept me going.</text:p>
      <text:p text:style-name="Standard">Of course, I cannot forget my own parents, Mr. Emeka and Mrs. Juliet Ude, who laboured ceaslessly to ensure I was comfortable the entire time. My mum’s sister, Mrs. Ada Okoye, hosted me during the last 5 weeks of my internship. Her reward is great in heaven.</text:p>
      <text:p text:style-name="P8">ABSTRACT</text:p>
      <text:p text:style-name="P7">IT Support is fast becoming an attractive career path for many university students and those seeking change of jobs. This is because it meets the needs of most modern companies – from setting up workspaces to up-scaling and even managing them. This report describes my experience as an IT Support Intern at Chevron Nigeria Limited. In it I discuss my engagement with Networking, Operating Systems, System Administration, IT Security and Automation with Python. I found that many projects I completed can be adapted to an academic setting, and I am actively pursuing that. I conclude by showing how all I learnt is relevant to my course of study – Computer Engineering.</text:p>
      <text:p text:style-name="P11"><text:span text:style-name="T1">LIST OF ABBREVIATIONS</text:span></text:p>
      <text:p text:style-name="P12">LIST OF FIGURES</text:p>
      <text:p text:style-name="P8">CHAPTER ONE – INTRODUCTION</text:p>
      <text:p text:style-name="P9">1.0<text:tab/>Introduction to SIWES</text:p>
      <text:p text:style-name="Standard">The Student Industrial Work Experience Scheme (SIWES) was established by the Industrial Training Fund (ITF) in 1973. its mission is to bridge the gap between the theory students receive in the classroom with practical skills they need to succeed in the industry. The scheme not only provides students the opportunity to work with machinery their institution could not have otherwise afforded but also opens up their network to students from other institutions.</text:p>
      <text:p text:style-name="P9">1.0.1<text:tab/>Organisation and Sttructure of SIWES</text:p>
      <text:list xml:id="list131743276" text:style-name="L1">
        <text:list-item>
          <text:p text:style-name="P1">Operators:</text:p>
          <text:list>
            <text:list-item>
              <text:p text:style-name="P1">Industrial Training Fund (ITF)</text:p>
            </text:list-item>
            <text:list-item>
              <text:p text:style-name="P1">National Universities Commission (NUC)</text:p>
            </text:list-item>
            <text:list-item>
              <text:p text:style-name="P1">National Commission for Colleges of Education (NCCE)</text:p>
            </text:list-item>
            <text:list-item>
              <text:p text:style-name="P1">National Board for Technical Education (NBTE)</text:p>
            </text:list-item>
            <text:list-item>
              <text:p text:style-name="P1">Employers of Labour</text:p>
            </text:list-item>
            <text:list-item>
              <text:p text:style-name="P1">Nigerian Tertiary Institutions</text:p>
            </text:list-item>
          </text:list>
        </text:list-item>
        <text:list-item>
          <text:p text:style-name="P1">Funding:</text:p>
          <text:list>
            <text:list-item>
              <text:p text:style-name="P1">The Federal Government of Nigeria (FGN)</text:p>
            </text:list-item>
          </text:list>
        </text:list-item>
        <text:list-item>
          <text:p text:style-name="P1">Beneficiaries: Undegraduate students of:</text:p>
          <text:list>
            <text:list-item>
              <text:p text:style-name="P1">Agriculture</text:p>
            </text:list-item>
            <text:list-item>
              <text:p text:style-name="P1">Engineering</text:p>
            </text:list-item>
            <text:list-item>
              <text:p text:style-name="P1">Technology</text:p>
            </text:list-item>
            <text:list-item>
              <text:p text:style-name="P1">Environmental Science</text:p>
            </text:list-item>
            <text:list-item>
              <text:p text:style-name="P1">Education</text:p>
            </text:list-item>
            <text:list-item>
              <text:p text:style-name="P1">Medical Science</text:p>
            </text:list-item>
            <text:list-item>
              <text:p text:style-name="P1">Pure and Applied Sciences</text:p>
            </text:list-item>
          </text:list>
        </text:list-item>
        <text:list-item>
          <text:p text:style-name="P1">Duration:</text:p>
          <text:list>
            <text:list-item>
              <text:p text:style-name="P1">4 months for polytechnics and colleges of education</text:p>
            </text:list-item>
            <text:list-item>
              <text:p text:style-name="P1">6 months for universities</text:p>
            </text:list-item>
          </text:list>
        </text:list-item>
      </text:list>
      <text:p text:style-name="P9">1.0.2<text:tab/>Objectives of SIWES</text:p>
      <text:p text:style-name="Standard">The objectives of SIWES are as follows:</text:p>
      <text:list xml:id="list4233134219" text:style-name="L2">
        <text:list-item>
          <text:p text:style-name="P2">To provide avenues for students in tertiary institutions to acquire relevant skills and experience in their course of study.</text:p>
        </text:list-item>
        <text:list-item>
          <text:p text:style-name="P2">To prepare students for the industrial work situation they are to meet after graduation.</text:p>
        </text:list-item>
        <text:list-item>
          <text:p text:style-name="P2">To expose students to methodologies and techniques in handling equipment and machinery that may not be available in their institutions.</text:p>
        </text:list-item>
        <text:list-item>
          <text:p text:style-name="P2">To make students’ transition from school to the world of work easier.</text:p>
        </text:list-item>
        <text:list-item>
          <text:p text:style-name="P2">To expand students’ network for future job placements.</text:p>
        </text:list-item>
        <text:list-item>
          <text:p text:style-name="P2">To provide students with an opportunity to apply their knowledge in the real world, thus bridging the gap between theory and practice.</text:p>
        </text:list-item>
        <text:list-item>
          <text:p text:style-name="P2">To strengthen employers’ involvement in the education process of students of tertiary institutions.</text:p>
        </text:list-item>
      </text:list>
      <text:p text:style-name="P9">1.0.3<text:tab/>Benefits of SIWES</text:p>
      <text:p text:style-name="Standard">The following are some of the benefits of SIWES:</text:p>
      <text:list xml:id="list2236711910" text:style-name="L3">
        <text:list-item>
          <text:p text:style-name="P3">Hands-on Experience: SIWES exposes <text:s/>students to practical implementation of theory learned in class.</text:p>
        </text:list-item>
        <text:list-item>
          <text:p text:style-name="P3"><text:soft-page-break/>Ethics: SIWES instills values such as punctuality and professionalism which are indispensable in the modern workplace.</text:p>
        </text:list-item>
        <text:list-item>
          <text:p text:style-name="P3">Industry-Academia Collaboration: SIWES fosters partnership between tertiary institutions and industries in a way that contributes to national growth.</text:p>
        </text:list-item>
        <text:list-item>
          <text:p text:style-name="P3">Networking: SIWES provides the platform for students from different institutions to connect and share ideas.</text:p>
        </text:list-item>
        <text:list-item>
          <text:p text:style-name="P3">Reduced Unemployment: SIWES reduces the rate of graduate unemployment by equipping students with skills needed to secure jobs or start their own enterprises.</text:p>
        </text:list-item>
      </text:list>
      <text:p text:style-name="P9">1.0.4<text:tab/>Challenges faced by SIWES</text:p>
      <text:p text:style-name="Standard">Some of the challenges encountered by SIWES are as follows:</text:p>
      <text:list xml:id="list3686001681" text:style-name="L4">
        <text:list-item>
          <text:p text:style-name="P4">Inadequate funding from the govvernment.</text:p>
        </text:list-item>
        <text:list-item>
          <text:p text:style-name="P4">Insufficient placement opportunities for students in companies.</text:p>
        </text:list-item>
        <text:list-item>
          <text:p text:style-name="P4">Poor supervision of students by industry-based supervisor.</text:p>
        </text:list-item>
        <text:list-item>
          <text:p text:style-name="P4">Poor supervision of students by institution-based supervisor.</text:p>
        </text:list-item>
        <text:list-item>
          <text:p text:style-name="P4">Delay of students’ allowances.</text:p>
        </text:list-item>
      </text:list>
      <text:p text:style-name="P9">1.1<text:tab/>Organisation History – Chevron</text:p>
      <text:p text:style-name="Standard">Chevron’s history can be traced to Pico No. 4, the first successful oil well that established California as an oil-producing state. This drilling campaign was undertaken by Demetrius Scofield and Frederick Taylor of the California Star Oil Works. However, lacking the capital nedded to seize market opportunities, California Star was acquired by the Pacific Coast Oil Co. (PCO), and this led to PCO’s new incorporation on September 10, 1879 in San Francisco. In the years that followed, PCO built its first refinery, undertook extensive drilling programs and built California’s first steel <text:s/>tanker, the George Loomis, which could ship 6,500 barrels of crude oil between Ventura and San Francisco.</text:p>
      <text:p text:style-name="Standard">But PCO was not the only player in the industry. By 1885, its counterpart, Standard Oil Co. – which had outstanding products, high marketing acumen and an aggressive advertising philosophy – consolidated its western interests under its subsidiary, the Standard Oil Co. (Iowa). Lacking Standard Iowa’s marketing and financial savvy, PCO agreed to be acquired by Stabdard Oil CO., and in 1906, a consolidation between PCO and Standard Iowa created a new entity, Standard Oil Co. (California). After its production capacity increased by almost 50% in 1926, Standard Oil created a new corporate structure with a new name – Standard Oil Co. of California, or Socal.</text:p>
      <text:p text:style-name="Standard">With U.S. crude oil supplies depleted by the Allies’ military during World War I, Socal began seeking oil and gas reserves beyond U.S. shores in the post-war years. It focused on the Middle East, and in 1928 gained its first foorhold when Gulf Oil Corporation offered its Bahrain concession to Socal. Market for Socal’s Middle-Eastern oil was made possible when it partnered with Texaco in 1936. The joint venture became the California Texas Oil Company, or Caltex, and melded the company’s Middle-Eastern exploration and production rights with Texaco’s extensive marketiing network in Africa and Asia.</text:p>
      <text:p text:style-name="Standard">As Socal began its second century, it had become a major company in the U.S. and was becoming familiar around the world. And yet the larger picture was unsettling, prompting the company to conclude that its normal business starategies would not be enough. The company’s choice to expand came on 5th March 1984 when it won the bid for Gulf Oil Corp., America’s then fifth-largest petroleum company, at $ 13.3 billion. It was the largest merger in corporate history at the time – a strong marriage of assets, <text:soft-page-break/>philosophies and talents of the two organisations’ employees. With it camae a new name for the company: Chevron Corporation – the name by which gasoline and other products had been known for decades in the U.S. and under whhich the company operated in other non-U.S. locations.</text:p>
      <text:p text:style-name="Standard">After forming a corporate Mergers and Acquisitions group in January 1998, Chevron began evaluating other companies that might best compliment it. Based on a long affiliation with Texaco dating back to the 1936 formation of Caltex, Chevron rated Texaco a high as a potential merge partner. On 9th October 2001, the shareholders of Chevron and Texaco voted to approve the merger, and ChevronTexaco Corp, began doing business that same day.</text:p>
      <text:p text:style-name="Standard">“The era of easy oil is over,” said the then Chairman and CEO, David J. O’Reilly. IN the months that followed the creation of ChevronTexaco, the company sought for resources in evermore-difficult environments and invested heavily to bring new energy supplies to the market. It changed its name to Chevron Corp. And then acquired Unocal Corp., further enhancing its position as a leading energy provider.</text:p>
      <text:p text:style-name="Standard">In the decades ahead, the world will need all the energy it can get, and Chevron is committed to meeting that need through an unmatched array of major capital projects. To deliver today’s expectations while working to transform tomorrow’s energy system, Chevron’s starategy is clear: leverage its capabilities, assets and customers to provide lower carbon energy to a growing world.</text:p>
      <text:p text:style-name="P9">1.1.1<text:tab/>Chevron’s Vision and Purpose</text:p>
      <text:p text:style-name="Standard"><text:span text:style-name="T2">Vision:</text:span> To be the global energy company most admired for its people, partnership and performance.</text:p>
      <text:p text:style-name="Standard"><text:span text:style-name="T2">Purpose:</text:span> To develop affordable, reliable, ever-cleaner energy that enables human progress.</text:p>
      <text:p text:style-name="P9">1.1.2<text:tab/>Chevron’s Tenets of Operation</text:p>
      <text:p text:style-name="Standard">Tenets are a code of conduct used by the workforce as a tool to guide daily decisions. Leaders play an important role in setting expectations and reinforcing behaviours consistent with the tenets. They are as follows:</text:p>
      <text:list xml:id="list285975778" text:style-name="L5">
        <text:list-item>
          <text:p text:style-name="P5">Always operate within design and environmental limts.</text:p>
        </text:list-item>
        <text:list-item>
          <text:p text:style-name="P5">Always operate in a safe and controlled condition.</text:p>
        </text:list-item>
        <text:list-item>
          <text:p text:style-name="P5">Always ensure safety devices are in place and functioning.</text:p>
        </text:list-item>
        <text:list-item>
          <text:p text:style-name="P5">Always follow safe work practices and procedures.</text:p>
        </text:list-item>
        <text:list-item>
          <text:p text:style-name="P5">Always meet or exceed customers’ requirements.</text:p>
        </text:list-item>
        <text:list-item>
          <text:p text:style-name="P5">Always maintain integrity of dedicated systems.</text:p>
        </text:list-item>
        <text:list-item>
          <text:p text:style-name="P5">Always comply with all applicable rules and regulations.</text:p>
        </text:list-item>
        <text:list-item>
          <text:p text:style-name="P5">Always address abnormal conditions.</text:p>
        </text:list-item>
        <text:list-item>
          <text:p text:style-name="P5">Always follow written procedures for high-risk or unusual situations.</text:p>
        </text:list-item>
        <text:list-item>
          <text:p text:style-name="P5">Always involve the right people in decisions that affect procedures and equipment.</text:p>
        </text:list-item>
      </text:list>
      <text:p text:style-name="Standard">They are summarised in two key principles:</text:p>
      <text:p text:style-name="Standard">“Do it safely or not at all.”</text:p>
      <text:p text:style-name="Standard">“There is always time to do it right.”</text:p>
      <text:p text:style-name="P9">1.1.3<text:tab/>Chevron’s Products and Services</text:p>
      <text:p text:style-name="P9">Upstream</text:p>
      <text:p text:style-name="Standard">Upstream involves searching for potential underground or underwater crude oil and natural gas fields, drilling exploratory wells, and subsequently operating the wells that recover and bring the crude oil or raw natural gas to the surface. Chevron’s upstream <text:soft-page-break/>operations. Chevron’s upstream operations are primarily in the US, Australia, Nigeria, Angola, Kazakhstan, and the Gulf of Mexico.</text:p>
      <text:p text:style-name="P9">Midstream</text:p>
      <text:p text:style-name="Standard">The midstream sector involves the transportation (by pipeline, rail, barge, oil tanker or truck), storage, and wholesale marketing of crude or refined petroleum products. In 2021, Chevron completed its purchase of Noble Midstream Partners LP, which has crude oil, produced water and gas gathering assets in the Permian Basin in West Texas and the DJ Basin in Colorado. Chevron Shipping Company, a wholly owned subsidiary, provides the maritime transport operations, marine consulting services and marine risk management services for Chevron Corporation.</text:p>
      <text:p text:style-name="P9">Downstream</text:p>
      <text:p text:style-name="Standard">The downstream sector reaches consumers through products such as gasoline or petrol, kerosene, jet fuel, diesel oil, heating oil, fuel oils, lubricants, waxes, asphalt, natural gas, and liquefied petroleum gas (LPG) as well as naphtha and hundreds of petrochemicals. Chevron's downstream operations manufacture and sell products such as fuels, lubricants, additives and petrochemicals. The company's most significant areas of operations are the west coast of North America, the U.S. Gulf Coast, Southeast Asia, South Korea, Australia and South Africa. In 2010, Chevron sold an average of 3.1 million barrels per day (490×103 m3/d) of refined products like gasoline, diesel and jet fuel.</text:p>
      <text:p text:style-name="P9">Alternative Energy</text:p>
      <text:p text:style-name="Standard">Chevron's alternative energy operations include geothermal, solar, wind, biofuel, fuel cells, and hydrogen. It boasts being the world's largest producer of geothermal energy and has its headquarters in Southeast Asia.</text:p>
      <text:p text:style-name="P9">1.1.4<text:tab/>Chevron's Customers</text:p>
      <text:p text:style-name="P8">CHAPTER TWO</text:p>
      <text:p text:style-name="P8">CHAPTER THREE</text:p>
      <text:p text:style-name="P8">CHAPTER FOUR</text:p>
      <text:p text:style-name="P8">R<text:span text:style-name="T3">EFERENCES</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NG"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NG"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3cm" fo:margin-bottom="3cm" fo:margin-left="3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06T17:27:35.189028245</meta:creation-date>
    <meta:generator>LibreOffice/7.3.7.2$Linux_X86_64 LibreOffice_project/30$Build-2</meta:generator>
    <dc:date>2023-10-10T17:37:18.603511437</dc:date>
    <meta:editing-duration>PT2H22M10S</meta:editing-duration>
    <meta:editing-cycles>48</meta:editing-cycles>
    <meta:document-statistic meta:table-count="0" meta:image-count="0" meta:object-count="0" meta:page-count="15" meta:paragraph-count="125" meta:word-count="2011" meta:character-count="12946" meta:non-whitespace-character-count="11093"/>
    <meta:user-defined meta:name="ZOTERO_PREF_1">&lt;data data-version="3" zotero-version="6.0.27"&gt;&lt;session id="r0Wd6o5h"/&gt;&lt;style id="http://www.zotero.org/styles/ieee" locale="en-US" hasBibliography="1" bibliographyStyleHasBeenSet="1"/&gt;&lt;prefs&gt;&lt;pref name="fieldType" value="ReferenceMark"/&gt;&lt;/prefs&gt;&lt;/data&gt;</meta:user-defined>
  </office:meta>
</office:document-meta>
</file>